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6.806cm" table:align="margins"/>
    </style:style>
    <style:style style:name="Tableau3.A" style:family="table-column">
      <style:table-column-properties style:column-width="16.806cm" style:rel-column-width="65535*"/>
    </style:style>
    <style:style style:name="Tableau3.A1" style:family="table-cell">
      <style:table-cell-properties fo:padding="0.097cm" fo:border="0.5pt solid #000000"/>
    </style:style>
    <style:style style:name="Tableau3" style:family="table">
      <style:table-properties style:width="16.806cm" table:align="margins"/>
    </style:style>
    <style:style style:name="Tableau3.A" style:family="table-column">
      <style:table-column-properties style:column-width="16.806cm" style:rel-column-width="65535*"/>
    </style:style>
    <style:style style:name="Tableau3.A1" style:family="table-cell">
      <style:table-cell-properties fo:padding="0.097cm" fo:border="0.5pt solid #000000"/>
    </style:style>
    <style:style style:name="P1" style:family="paragraph" style:parent-style-name="Title">
      <style:text-properties style:font-name="Lucida Console" officeooo:rsid="0008ef9e" officeooo:paragraph-rsid="0008ef9e"/>
    </style:style>
    <style:style style:name="P2" style:family="paragraph" style:parent-style-name="Heading_20_4">
      <style:text-properties officeooo:rsid="0009f1a8" officeooo:paragraph-rsid="0009f1a8"/>
    </style:style>
    <style:style style:name="P3" style:family="paragraph" style:parent-style-name="Text_20_body">
      <style:text-properties officeooo:rsid="0009f1a8" officeooo:paragraph-rsid="0009f1a8"/>
    </style:style>
    <style:style style:name="P4" style:family="paragraph" style:parent-style-name="Heading_20_4">
      <style:text-properties style:font-name="Javanese Text" officeooo:rsid="0009f1a8" officeooo:paragraph-rsid="0009f1a8"/>
    </style:style>
    <style:style style:name="P5" style:family="paragraph" style:parent-style-name="Text_20_body">
      <style:text-properties style:font-name="Javanese Text" officeooo:rsid="0009f1a8" officeooo:paragraph-rsid="0009f1a8"/>
    </style:style>
    <style:style style:name="P6" style:family="paragraph" style:parent-style-name="Heading_20_4">
      <style:text-properties style:font-name="Javanese Text"/>
    </style:style>
    <style:style style:name="P7" style:family="paragraph" style:parent-style-name="Text_20_body">
      <style:text-properties style:font-name="Javanese Text"/>
    </style:style>
    <style:style style:name="P8" style:family="paragraph" style:parent-style-name="Text_20_body">
      <style:text-properties style:font-name="Javanese Text" officeooo:rsid="000eebaa" officeooo:paragraph-rsid="000eebaa"/>
    </style:style>
    <style:style style:name="P9" style:family="paragraph" style:parent-style-name="Heading_20_4">
      <style:paragraph-properties fo:text-align="center" style:justify-single-word="false"/>
      <style:text-properties style:font-name="Comic Sans MS" fo:font-size="15pt" officeooo:paragraph-rsid="0010132f" style:font-size-asian="15pt" style:font-size-complex="15pt"/>
    </style:style>
    <style:style style:name="P10" style:family="paragraph" style:parent-style-name="Text_20_body">
      <style:text-properties officeooo:paragraph-rsid="00129c6c"/>
    </style:style>
    <style:style style:name="P11" style:family="paragraph" style:parent-style-name="Text_20_body" style:list-style-name="L7">
      <style:paragraph-properties fo:margin-top="0cm" fo:margin-bottom="0cm" style:contextual-spacing="false"/>
      <style:text-properties style:font-name="Javanese Text"/>
    </style:style>
    <style:style style:name="P12" style:family="paragraph" style:parent-style-name="Text_20_body" style:list-style-name="L7">
      <style:text-properties style:font-name="Javanese Text"/>
    </style:style>
    <style:style style:name="P13" style:family="paragraph" style:parent-style-name="Text_20_body" style:list-style-name="L8">
      <style:paragraph-properties fo:margin-top="0cm" fo:margin-bottom="0cm" style:contextual-spacing="false"/>
      <style:text-properties style:font-name="Javanese Text"/>
    </style:style>
    <style:style style:name="P14" style:family="paragraph" style:parent-style-name="Text_20_body" style:list-style-name="L8">
      <style:text-properties style:font-name="Javanese Text"/>
    </style:style>
    <style:style style:name="P15" style:family="paragraph" style:parent-style-name="Text_20_body" style:list-style-name="L6">
      <style:paragraph-properties fo:margin-top="0cm" fo:margin-bottom="0cm" style:contextual-spacing="false"/>
      <style:text-properties style:font-name="Javanese Text" officeooo:paragraph-rsid="00129c6c"/>
    </style:style>
    <style:style style:name="P16" style:family="paragraph" style:parent-style-name="Text_20_body" style:list-style-name="L6">
      <style:text-properties style:font-name="Javanese Text" fo:font-style="italic" officeooo:paragraph-rsid="00129c6c" style:font-style-asian="italic" style:font-style-complex="italic"/>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paragraph-properties fo:margin-top="0cm" fo:margin-bottom="0cm" style:contextual-spacing="false"/>
      <style:text-properties officeooo:paragraph-rsid="00129c6c"/>
    </style:style>
    <style:style style:name="P27" style:family="paragraph" style:parent-style-name="Text_20_body" style:list-style-name="L6">
      <style:text-properties officeooo:paragraph-rsid="00129c6c"/>
    </style:style>
    <style:style style:name="P28" style:family="paragraph">
      <style:paragraph-properties fo:text-align="center"/>
    </style:style>
    <style:style style:name="P29" style:family="paragraph">
      <loext:graphic-properties draw:fill="non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Javanese Text"/>
    </style:style>
    <style:style style:name="T4" style:family="text">
      <style:text-properties style:font-name="Javanese Text"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6cm" svg:stroke-color="#7b3d00" draw:marker-start-width="0.439cm" draw:marker-end-width="0.439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loext:fill-use-slide-background="false" draw:textarea-horizontal-align="justify" draw:textarea-vertical-align="middle" draw:auto-grow-height="false" fo:min-height="6.495cm" fo:min-width="16.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uble_20_Dash_20_Dot_20_Dot_20__28_Rounded_29_" svg:stroke-width="0.03cm" svg:stroke-color="#813709" draw:marker-start-width="0.39cm" draw:marker-end-width="0.39cm" svg:stroke-linecap="round" draw:fill="none" loext:fill-use-slide-background="false" draw:textarea-horizontal-align="justify" draw:textarea-vertical-align="middle" draw:auto-grow-height="false" fo:min-height="4.397cm" fo:min-width="17.969cm"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7b3d00" draw:marker-start-width="0.499cm" draw:marker-end-width="0.499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1">Projet <text:span text:style-name="T2">Calculatrice</text:span></text:p>
          </table:table-cell>
        </table:table-row>
      </table:table>
      <text:h text:style-name="Heading_20_1" text:outline-level="1"><draw:line text:anchor-type="paragraph" draw:z-index="0" draw:name="Ligne horizontale 1" draw:style-name="gr4" draw:text-style-name="P28" svg:x1="-0.046cm" svg:y1="0.612cm" svg:x2="17.178cm" svg:y2="0.612cm"><text:p/></draw:line></text:h>
      <text:p text:style-name="Text_20_body"><text:s text:c="6"/></text:p>
      <text:h text:style-name="P2" text:outline-level="4"><draw:custom-shape text:anchor-type="paragraph" draw:z-index="1" draw:name="Forme 1" draw:style-name="gr3" draw:text-style-name="P29" svg:width="18.442cm" svg:height="4.871cm" svg:x="-0.469cm" svg:y="-0.1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1. <text:span text:style-name="T1">Définition</text:span></text:h>
      <text:p text:style-name="P3"><text:span text:style-name="T1"/></text:p>
      <text:p text:style-name="Text_20_body"><text:tab/>Une calculatrice est un dispositif ou un programme qui effectue des opérations arithmétiques de base telles que l'addition, la soustraction, la multiplication et la division. Les calculatrices peuvent être des appareils physiques ou des logiciels exécutés sur un ordinateur ou un autre appareil électronique.</text:p>
      <text:p text:style-name="P3"/>
      <text:p text:style-name="P3"/>
      <text:p text:style-name="P5"><draw:line text:anchor-type="paragraph" draw:z-index="3" draw:name="Ligne horizontale 3" draw:style-name="gr1" draw:text-style-name="P28" svg:x1="0.139cm" svg:y1="0.467cm" svg:x2="17.363cm" svg:y2="0.467cm"><text:p text:style-name="P28"/><text:p text:style-name="P28"/><text:p text:style-name="P28"/><text:p text:style-name="P28"/><text:p text:style-name="P28"/><text:p text:style-name="P28"/><text:p text:style-name="P28"/><text:p text:style-name="P28"/></draw:line></text:p>
      <text:h text:style-name="P4" text:outline-level="4">2. <text:span text:style-name="T1">But du Projet</text:span></text:h>
      <text:p text:style-name="P5"><text:span text:style-name="T1"/></text:p>
      <text:p text:style-name="Text_20_body"><text:span text:style-name="Strong_20_Emphasis"><text:span text:style-name="T3">Objectif :</text:span></text:span><text:span text:style-name="T3"> Développer une calculatrice simple en C# qui peut effectuer les quatre opérations arithmétiques de base (addition, soustraction, multiplication et division).</text:span></text:p>
      <text:p text:style-name="P7"/>
      <text:p text:style-name="Text_20_body"><text:span text:style-name="Strong_20_Emphasis"><text:span text:style-name="T3">Résultat Attendu :</text:span></text:span><text:span text:style-name="T3"> Une application console qui permet à l'utilisateur de saisir deux nombres et une opération, puis de recevoir le résultat de cette opération. L'utilisateur pourra effectuer plusieurs calculs jusqu'à ce qu'il décide de quitter le programme.</text:span></text:p>
      <text:p text:style-name="P7"/>
      <text:p text:style-name="Text_20_body"><text:span text:style-name="Strong_20_Emphasis"><text:span text:style-name="T3">Contraintes :</text:span></text:span></text:p>
      <text:list text:style-name="L7">
        <text:list-item>
          <text:p text:style-name="P11"><text:soft-page-break/>Le programme doit gérer les entrées incorrectes de l'utilisateur (par exemple, la division par zéro).</text:p>
        </text:list-item>
        <text:list-item>
          <text:p text:style-name="P12">Le programme doit être réutilisable et facilement compréhensible.</text:p>
        </text:list-item>
      </text:list>
      <text:p text:style-name="P5"><draw:line text:anchor-type="paragraph" draw:z-index="2" draw:name="Ligne horizontale 2" draw:style-name="gr1" draw:text-style-name="P28" svg:x1="0.113cm" svg:y1="0.388cm" svg:x2="17.337cm" svg:y2="0.388cm"><text:p text:style-name="P28"/><text:p text:style-name="P28"/><text:p text:style-name="P28"/><text:p text:style-name="P28"/><text:p text:style-name="P28"/><text:p text:style-name="P28"/><text:p text:style-name="P28"/><text:p text:style-name="P28"/></draw:line></text:p>
      <text:p text:style-name="P5"/>
      <text:h text:style-name="P4" text:outline-level="4">3. <text:span text:style-name="T1">Logique et Fonctionnement du Programme</text:span></text:h>
      <text:p text:style-name="P5"><text:span text:style-name="T1"/></text:p>
      <text:list text:style-name="L8">
        <text:list-item>
          <text:p text:style-name="P17"><text:span text:style-name="Strong_20_Emphasis"><text:span text:style-name="T3">Initialisation :</text:span></text:span></text:p>
          <text:list>
            <text:list-item>
              <text:p text:style-name="P18"><text:span text:style-name="T3">Le programme commence par l'initialisation des variables nécessaires : </text:span><text:span text:style-name="Source_20_Text"><text:span text:style-name="T3">isCalculating</text:span></text:span><text:span text:style-name="T3"> pour contrôler la boucle de calcul, </text:span><text:span text:style-name="Source_20_Text"><text:span text:style-name="T3">result</text:span></text:span><text:span text:style-name="T3"> pour stocker le résultat de l'opération, ainsi que </text:span><text:span text:style-name="Source_20_Text"><text:span text:style-name="T3">number1</text:span></text:span><text:span text:style-name="T3">, </text:span><text:span text:style-name="Source_20_Text"><text:span text:style-name="T3">number2</text:span></text:span><text:span text:style-name="T3">, et </text:span><text:span text:style-name="Source_20_Text"><text:span text:style-name="T3">operation</text:span></text:span><text:span text:style-name="T3"> pour stocker les valeurs saisies par l'utilisateur.</text:span></text:p>
              <text:p text:style-name="P13"/>
            </text:list-item>
          </text:list>
        </text:list-item>
        <text:list-item>
          <text:p text:style-name="P17"><text:span text:style-name="Strong_20_Emphasis"><text:span text:style-name="T3">Boucle Principale :</text:span></text:span></text:p>
          <text:list>
            <text:list-item>
              <text:p text:style-name="P18"><text:span text:style-name="T3">Une boucle </text:span><text:span text:style-name="Source_20_Text"><text:span text:style-name="T3">while</text:span></text:span><text:span text:style-name="T3"> est utilisée pour permettre à l'utilisateur de continuer à effectuer des calculs jusqu'à ce qu'il décide de quitter.</text:span></text:p>
            </text:list-item>
            <text:list-item>
              <text:p text:style-name="P13">À chaque itération de la boucle :</text:p>
              <text:list>
                <text:list-item>
                  <text:p text:style-name="P13">L'utilisateur est invité à saisir le premier nombre, avec vérification de l'entrée.</text:p>
                </text:list-item>
                <text:list-item>
                  <text:p text:style-name="P13">L'utilisateur est invité à saisir l'opérateur (+, -, *, /), avec vérification de l'entrée.</text:p>
                </text:list-item>
                <text:list-item>
                  <text:p text:style-name="P13"><text:soft-page-break/>L'utilisateur est invité à saisir le second nombre, avec vérification de l'entrée.</text:p>
                  <text:p text:style-name="P13"/>
                </text:list-item>
              </text:list>
            </text:list-item>
          </text:list>
        </text:list-item>
        <text:list-item>
          <text:p text:style-name="P17"><text:span text:style-name="Strong_20_Emphasis"><text:span text:style-name="T3">Vérification des Entrées :</text:span></text:span></text:p>
          <text:list>
            <text:list-item>
              <text:p text:style-name="P18"><text:span text:style-name="T3">Utilisation de </text:span><text:span text:style-name="Source_20_Text"><text:span text:style-name="T3">double.TryParse</text:span></text:span><text:span text:style-name="T3"> pour s'assurer que les entrées sont des nombres valides.</text:span></text:p>
            </text:list-item>
            <text:list-item>
              <text:p text:style-name="P13">Utilisation de conditions pour vérifier que l'opérateur est l'un des caractères acceptés (+, -, *, /).</text:p>
              <text:p text:style-name="P13"/>
            </text:list-item>
          </text:list>
        </text:list-item>
        <text:list-item>
          <text:p text:style-name="P17"><text:span text:style-name="Strong_20_Emphasis"><text:span text:style-name="T3">Traitement de l'Opération :</text:span></text:span></text:p>
          <text:list>
            <text:list-item>
              <text:p text:style-name="P18"><text:span text:style-name="T3">Un </text:span><text:span text:style-name="Source_20_Text"><text:span text:style-name="T3">switch</text:span></text:span><text:span text:style-name="T3"> est utilisé pour déterminer l'opération arithmétique en fonction de l'opérateur saisi par l'utilisateur.</text:span></text:p>
            </text:list-item>
            <text:list-item>
              <text:p text:style-name="P13">Les méthodes appropriées (Add, Subtract, Multiply, Divide) sont appelées pour effectuer le calcul, avec gestion de la division par zéro.</text:p>
              <text:p text:style-name="P13"/>
            </text:list-item>
          </text:list>
        </text:list-item>
        <text:list-item>
          <text:p text:style-name="P17"><text:span text:style-name="Strong_20_Emphasis"><text:span text:style-name="T3">Affichage du Résultat :</text:span></text:span></text:p>
          <text:list>
            <text:list-item>
              <text:p text:style-name="P13">Le résultat du calcul est affiché à l'utilisateur.</text:p>
              <text:p text:style-name="P13"/>
            </text:list-item>
          </text:list>
        </text:list-item>
        <text:list-item>
          <text:p text:style-name="P17"><text:span text:style-name="Strong_20_Emphasis"><text:span text:style-name="T3">Demande de Répétition :</text:span></text:span></text:p>
          <text:list>
            <text:list-item>
              <text:p text:style-name="P14">Le programme demande à l'utilisateur s'il souhaite effectuer un autre calcul. Si l'utilisateur répond par "y", la boucle continue; sinon, elle se termine.</text:p>
            </text:list-item>
          </text:list>
        </text:list-item>
      </text:list>
      <text:p text:style-name="P5"/>
      <text:p text:style-name="P5"><draw:line text:anchor-type="paragraph" draw:z-index="4" draw:name="Ligne horizontale 4" draw:style-name="gr1" draw:text-style-name="P28" svg:x1="0.113cm" svg:y1="0.388cm" svg:x2="17.337cm" svg:y2="0.388cm"><text:p text:style-name="P28"/><text:p text:style-name="P28"/><text:p text:style-name="P28"/><text:p text:style-name="P28"/><text:p text:style-name="P28"/><text:p text:style-name="P28"/><text:p text:style-name="P28"/><text:p text:style-name="P28"/></draw:line><text:soft-page-break/></text:p>
      <text:p text:style-name="P5"/>
      <text:h text:style-name="P9" text:outline-level="4"><text:soft-page-break/>Annexes : Concepts Appris</text:h>
      <table:table table:name="Tableau2" table:style-name="Tableau2">
        <table:table-column table:style-name="Tableau2.A"/>
        <table:table-row>
          <table:table-cell table:style-name="Tableau2.A1" office:value-type="string">
            <text:h text:style-name="P6" text:outline-level="4"><draw:custom-shape text:anchor-type="paragraph" draw:z-index="5" draw:name="Forme 2" draw:style-name="gr2" draw:text-style-name="P29" svg:width="16.881cm" svg:height="7.197cm" svg:x="-0.037cm" svg:y="0.2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p text:style-name="Text_20_body"><text:span text:style-name="Strong_20_Emphasis"><text:span text:style-name="T4">Types de Valeurs</text:span></text:span><text:span text:style-name="Strong_20_Emphasis"><text:span text:style-name="T3"> :</text:span></text:span></text:p>
            <text:list text:style-name="L1">
              <text:list-item>
                <text:p text:style-name="P20"><text:span text:style-name="Strong_20_Emphasis"><text:span text:style-name="T3">int</text:span></text:span><text:span text:style-name="T3"> : Type de données pour les entiers.</text:span></text:p>
              </text:list-item>
              <text:list-item>
                <text:p text:style-name="P20"><text:span text:style-name="Strong_20_Emphasis"><text:span text:style-name="T3">double</text:span></text:span><text:span text:style-name="T3"> : Type de données pour les nombres à virgule flottante.</text:span></text:p>
              </text:list-item>
              <text:list-item>
                <text:p text:style-name="P20"><text:span text:style-name="Strong_20_Emphasis"><text:span text:style-name="T3">bool</text:span></text:span><text:span text:style-name="T3"> : Type de données pour les valeurs booléennes (true/false).</text:span></text:p>
              </text:list-item>
              <text:list-item>
                <text:p text:style-name="P19"><text:span text:style-name="Strong_20_Emphasis"><text:span text:style-name="T3">char</text:span></text:span><text:span text:style-name="T3"> : Type de données pour un caractère unique.</text:span></text:p>
              </text:list-item>
            </text:list>
            <text:p text:style-name="Text_20_body"><text:span text:style-name="T3"/></text:p>
            <text:p text:style-name="Text_20_body"><text:span text:style-name="Strong_20_Emphasis"><text:span text:style-name="T3">Méthode </text:span></text:span><text:span text:style-name="Strong_20_Emphasis"><text:span text:style-name="Source_20_Text"><text:span text:style-name="T3">TryParse</text:span></text:span></text:span><text:span text:style-name="Strong_20_Emphasis"><text:span text:style-name="T3"> :</text:span></text:span></text:p>
            <text:list text:style-name="L2">
              <text:list-item>
                <text:p text:style-name="P22"><text:span text:style-name="Strong_20_Emphasis"><text:span text:style-name="T3">Fonctionnement :</text:span></text:span></text:p>
                <text:list>
                  <text:list-item>
                    <text:p text:style-name="P22"><text:span text:style-name="Source_20_Text"><text:span text:style-name="T3">TryParse</text:span></text:span><text:span text:style-name="T3"> est une méthode utilisée pour tenter de convertir une chaîne de caractères en un type de données spécifique (par exemple, </text:span><text:span text:style-name="Source_20_Text"><text:span text:style-name="T3">int</text:span></text:span><text:span text:style-name="T3">, </text:span><text:span text:style-name="Source_20_Text"><text:span text:style-name="T3">double</text:span></text:span><text:span text:style-name="T3">, </text:span><text:span text:style-name="Source_20_Text"><text:span text:style-name="T3">bool</text:span></text:span><text:span text:style-name="T3">) sans lever d'exception en cas d'échec.</text:span></text:p>
                  </text:list-item>
                  <text:list-item>
                    <text:p text:style-name="P22"><text:span text:style-name="T3">Syntaxe générale : </text:span><text:span text:style-name="Source_20_Text"><text:span text:style-name="T3">bool success = Type.TryParse(string, out Type variable);</text:span></text:span></text:p>
                  </text:list-item>
                  <text:list-item>
                    <text:p text:style-name="P21"><text:span text:style-name="T3">La méthode retourne </text:span><text:span text:style-name="Source_20_Text"><text:span text:style-name="T3">true</text:span></text:span><text:span text:style-name="T3"> si la conversion réussit, et </text:span><text:span text:style-name="Source_20_Text"><text:span text:style-name="T3">false</text:span></text:span><text:span text:style-name="T3"> si elle échoue, permettant une gestion sécurisée des entrées utilisateur.</text:span></text:p>
                  </text:list-item>
                </text:list>
              </text:list-item>
            </text:list>
            <text:p text:style-name="Text_20_body"><text:span text:style-name="Strong_20_Emphasis"><text:span text:style-name="T3">Variables :</text:span></text:span></text:p>
            <text:list text:style-name="L3">
              <text:list-item>
                <text:p text:style-name="P23"><text:span text:style-name="T3">Une variable est un espace de stockage nommé pouvant contenir une valeur. En C#, les variables sont typées, ce qui signifie que chaque variable doit être déclarée avec un type spécifique (par exemple, </text:span><text:span text:style-name="Source_20_Text"><text:span text:style-name="T3">double</text:span></text:span><text:span text:style-name="T3"> pour les nombres à virgule flottante).</text:span></text:p>
              </text:list-item>
            </text:list>
            <text:p text:style-name="Text_20_body"><text:span text:style-name="Strong_20_Emphasis"><text:span text:style-name="T3">Conditions :</text:span></text:span></text:p>
            <text:list text:style-name="L4">
              <text:list-item>
                <text:p text:style-name="P24"><text:soft-page-break/><text:span text:style-name="T3">Les conditions (</text:span><text:span text:style-name="Source_20_Text"><text:span text:style-name="T3">if</text:span></text:span><text:span text:style-name="T3">, </text:span><text:span text:style-name="Source_20_Text"><text:span text:style-name="T3">else</text:span></text:span><text:span text:style-name="T3">, </text:span><text:span text:style-name="Source_20_Text"><text:span text:style-name="T3">switch</text:span></text:span><text:span text:style-name="T3">) permettent d'exécuter du code de manière conditionnelle en fonction de certaines valeurs ou expressions.</text:span></text:p>
              </text:list-item>
            </text:list>
            <text:p text:style-name="Text_20_body"><text:span text:style-name="Strong_20_Emphasis"><text:span text:style-name="T3">Boucles :</text:span></text:span></text:p>
            <text:list text:style-name="L5">
              <text:list-item>
                <text:p text:style-name="P25"><text:span text:style-name="T3">Les boucles (</text:span><text:span text:style-name="Source_20_Text"><text:span text:style-name="T3">while</text:span></text:span><text:span text:style-name="T3">, </text:span><text:span text:style-name="Source_20_Text"><text:span text:style-name="T3">for</text:span></text:span><text:span text:style-name="T3">) permettent de répéter un bloc de code plusieurs fois. Dans ce projet, une boucle </text:span><text:span text:style-name="Source_20_Text"><text:span text:style-name="T3">while</text:span></text:span><text:span text:style-name="T3"> est utilisée pour continuer à accepter des entrées de l'utilisateur jusqu'à ce qu'il décide de quitter.</text:span></text:p>
              </text:list-item>
            </text:list>
            <table:table table:name="Tableau3" table:style-name="Tableau3">
              <table:table-column table:style-name="Tableau3.A"/>
              <table:table-row>
                <table:table-cell table:style-name="Tableau3.A1" office:value-type="string">
                  <text:p text:style-name="P10"><text:span text:style-name="Strong_20_Emphasis"><text:span text:style-name="T3">Méthodes :</text:span></text:span></text:p>
                  <text:list text:style-name="L6">
                    <text:list-item>
                      <text:p text:style-name="P15">Une méthode est un bloc de code réutilisable qui effectue une tâche spécifique. Les méthodes en C# sont définies avec un type de retour, un nom, et peuvent accepter des paramètres. Elles sont appelées par leur nom et peuvent retourner des valeurs.</text:p>
                      <text:p text:style-name="P26"><text:span text:style-name="Source_20_Text"><text:span text:style-name="T3"/></text:span></text:p>
                      <text:list>
                        <text:list-item>
                          <text:p text:style-name="P27"><text:span text:style-name="Strong_20_Emphasis"><text:span text:style-name="T3">Utilisation d'une méthode :</text:span></text:span></text:p>
                        </text:list-item>
                        <text:list-item>
                          <text:p text:style-name="P16">Les méthodes rendent le code plus modulaire et facilitent la réutilisation et la maintenance.</text:p>
                        </text:list-item>
                      </text:list>
                    </text:list-item>
                  </text:list>
                </table:table-cell>
              </table:table-row>
            </table:table>
            <text:p text:style-name="P7"/>
          </table:table-cell>
        </table:table-row>
      </table:table>
      <text:p text:style-name="P8"/>
      <text:p text:style-name="P8"><draw:line text:anchor-type="paragraph" draw:z-index="6" draw:name="Ligne horizontale 5" draw:style-name="gr1" draw:text-style-name="P28" svg:x1="0.113cm" svg:y1="0.388cm" svg:x2="17.337cm" svg:y2="0.388cm"><text:p text:style-name="P28"/><text:p text:style-name="P28"/><text:p text:style-name="P28"/><text:p text:style-name="P28"/><text:p text:style-name="P28"/><text:p text:style-name="P28"/><text:p text:style-name="P28"/><text:p text:style-name="P28"/></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stroke-dash draw:name="Double_20_Dash_20_Dot_20_Dot_20__28_Rounded_29_" draw:display-name="Double Dash Dot Dot (Rounded)" draw:style="round" draw:dots1="1" draw:dots1-length="701%" draw:dots2="2" draw:dots2-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1:35:45.375000000</meta:creation-date>
    <dc:date>2024-07-13T21:04:53.200000000</dc:date>
    <meta:editing-duration>PT2H34M4S</meta:editing-duration>
    <meta:editing-cycles>14</meta:editing-cycles>
    <meta:generator>LibreOffice/7.6.7.2$Windows_X86_64 LibreOffice_project/dd47e4b30cb7dab30588d6c79c651f218165e3c5</meta:generator>
    <meta:document-statistic meta:table-count="3" meta:image-count="0" meta:object-count="0" meta:page-count="6" meta:paragraph-count="56" meta:word-count="673" meta:character-count="4207" meta:non-whitespace-character-count="3616"/>
  </office:meta>
</office:document-meta>
</file>